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7.6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6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ibrary</text:p>
          </table:table-cell>
          <table:table-cell table:style-name="ce1" table:number-columns-repeated="61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Save books in chapters. Chapters should have names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ave description, cover photo and title for books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ks and texts should store their source and support languag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Books and texts should be different types. Texts don’t need a description or a cover photo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ver photos will live in a media folder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s need to be indexed by lemm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Write ePub serializer for the translator t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Write a scrapers service that has an Amazon scraper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he latest location read should be saved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here should be some way to distinguish languages for preprocessing and display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he hook should be in the `library` service. Library should have a BookPreprocessorABC inside a preprocessors module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ading should continue from the latest location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For German, separable verbs should be a lemma and an array of words will be saved as token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or English, need to detect phrasal verb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Chunks should contain a dictionary from tokens to lemma and tag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`on_new_book`, websites should be scraped for metadata, and the text searched for review examp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Also, the NLP analysis `on_new_book` should be async.</text:p>
          </table:table-cell>
          <table:table-cell table:number-columns-repeated="6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JS</text:p>
          </table:table-cell>
          <table:table-cell table:style-name="ce1" table:number-columns-repeated="6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nd out how static folders work and refactor and share js code and css.</text:p>
          </table:table-cell>
          <table:table-cell table:style-name="ce2" table:number-columns-repeated="6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nderline target words in examples.</text:p>
          </table:table-cell>
          <table:table-cell table:style-name="ce2" table:number-columns-repeated="61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Tracking</text:p>
          </table:table-cell>
          <table:table-cell table:style-name="ce2" table:number-columns-repeated="61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2"/>
          <table:table-cell office:value-type="string" calcext:value-type="string">
            <text:p>Template should store this in an array and send this data back to tracking.</text:p>
          </table:table-cell>
          <table:table-cell table:style-name="ce2" table:number-columns-repeated="61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2"/>
          <table:table-cell office:value-type="string" calcext:value-type="string">
            <text:p>Tracking should store everything by lemmas. `pending_lemmas_reviews`, `past_lemma_reviews`, `lemma_logs`</text:p>
          </table:table-cell>
          <table:table-cell table:style-name="ce2" table:number-columns-repeated="61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ata from the old logs will need to be migrated.</text:p>
          </table:table-cell>
          <table:table-cell table:style-name="ce2" table:number-columns-repeated="61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ince I am only using the logs and not the other collections, just migrate and keep the logs updated.</text:p>
          </table:table-cell>
          <table:table-cell table:style-name="ce2" table:number-columns-repeated="61"/>
        </table:table-row>
        <table:table-row table:style-name="ro1">
          <table:table-cell table:number-columns-repeated="2"/>
          <table:table-cell table:style-name="ce1" office:value-type="string" calcext:value-type="string">
            <text:p>Words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equency lists by lemmas should be available for books and tags.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vise with sentences. Assemble all sentences of words under 0.5 PoR. Shuffle them. Present. Count clicks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how some more information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mma status should appear next to words as a coloured dot. Have an api endpoint that returns the status of a word.</text:p>
          </table:table-cell>
          <table:table-cell table:style-name="ce1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isplay stats (learning / known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redict known words (those with more than 50% recall after 3 weeks). Or maybe have a special category for long term words?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3:44:06.175842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3T23:53:10.518796599</meta:creation-date>
    <dc:date>2020-05-17T13:46:47.728226910</dc:date>
    <meta:editing-duration>PT13M15S</meta:editing-duration>
    <meta:editing-cycles>3</meta:editing-cycles>
    <meta:generator>LibreOffice/6.3.5.2$Linux_X86_64 LibreOffice_project/30$Build-2</meta:generator>
    <meta:document-statistic meta:table-count="1" meta:cell-count="50" meta:object-count="0"/>
  </office:meta>
</office:document-meta>
</file>